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><text:tab/><text:tab/>Z uwagi na urlop personelu </text:p>
      <text:p text:style-name="P3"/>
      <text:p text:style-name="P1">Poradnia Ogólna FAM-MED Miedary, ul. Tarnogórska 1 w dniach 29.07.2024 r. do 30.09.2024 r. Będzie nieczynna.</text:p>
      <text:p text:style-name="P1"/>
      <text:p text:style-name="P1"><text:tab/>Pacjentów prosimy o zgłaszanie się </text:p>
      <text:p text:style-name="P1"/>
      <text:p text:style-name="P1"><text:tab/>do Poradni Lekarza Rodzinnego FAM-MED </text:p>
      <text:p text:style-name="P1"><text:tab/>Zbrosławice, ul. Piastowska 3 </text:p>
      <text:p text:style-name="P1"><text:tab/>numer telelefonu 32 233 70 30 </text:p>
      <text:p text:style-name="P1"><text:tab/>w godzinach 08:00-18:00 </text:p>
      <text:p text:style-name="P1"/>
      <text:p text:style-name="P1"><text:tab/><text:tab/><text:tab/><text:tab/>lub </text:p>
      <text:p text:style-name="P1"/>
      <text:p text:style-name="P1"><text:tab/>do Poradni Lekarza Rodzinnego FAM-MED </text:p>
      <text:p text:style-name="P1"><text:tab/>Wieszowa, ul. Sienkiewicza 123</text:p>
      <text:p text:style-name="P1"><text:tab/>numer telelefonu 32 273 73 52 </text:p>
      <text:p text:style-name="P1"><text:tab/>w godzinach od 09:00- 15:00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M54S</meta:editing-duration>
    <meta:editing-cycles>4</meta:editing-cycles>
    <meta:generator>OpenOffice/4.1.14$Win32 OpenOffice.org_project/4114m1$Build-9811</meta:generator>
    <dc:date>2024-08-26T13:56:55.96</dc:date>
    <meta:print-date>2024-08-26T13:55:54.89</meta:print-date>
    <meta:document-statistic meta:table-count="0" meta:image-count="0" meta:object-count="0" meta:page-count="1" meta:paragraph-count="12" meta:word-count="65" meta:character-count="437"/>
    <meta:user-defined meta:name="Info 1"/>
    <meta:user-defined meta:name="Info 2"/>
    <meta:user-defined meta:name="Info 3"/>
    <meta:user-defined meta:name="Info 4"/>
  </office:meta>
</office:document-meta>
</file>